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 style:data-style-name="N104"/>
    <style:style style:name="ce26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K212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formula="of:=[.C152]" office:value-type="currency" office:currency="ARS" office:value="72" calcext:value-type="currency">
            <text:p>$72,00</text:p>
          </table:table-cell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formula="of:=[.C159]" office:value-type="currency" office:currency="ARS" office:value="251.3" calcext:value-type="currency">
            <text:p>$251,30</text:p>
          </table:table-cell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formula="of:=[.C169]" office:value-type="currency" office:currency="ARS" office:value="149" calcext:value-type="currency">
            <text:p>$149,00</text:p>
          </table:table-cell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/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43:.I43])" office:value-type="currency" office:currency="ARS" office:value="163221.81" calcext:value-type="currency">
            <text:p>$163.221,81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[.C146]" office:value-type="currency" office:currency="ARS" office:value="2087.69" calcext:value-type="currency">
            <text:p>$2.087,69</text:p>
          </table:table-cell>
          <table:table-cell table:style-name="ce255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50]" office:value-type="currency" office:currency="ARS" office:value="350" calcext:value-type="currency">
            <text:p>$350,00</text:p>
          </table:table-cell>
          <table:table-cell table:style-name="ce255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55" table:formula="of:=[.C158]" office:value-type="currency" office:currency="ARS" office:value="1305" calcext:value-type="currency">
            <text:p>$1.305,00</text:p>
          </table:table-cell>
          <table:table-cell table:style-name="ce255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255" table:formula="of:=[.C162]" office:value-type="currency" office:currency="ARS" office:value="908.55" calcext:value-type="currency">
            <text:p>$908,55</text:p>
          </table:table-cell>
          <table:table-cell table:style-name="ce255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255" table:formula="of:=[.C165]" office:value-type="currency" office:currency="ARS" office:value="2245" calcext:value-type="currency">
            <text:p>$2.245,00</text:p>
          </table:table-cell>
          <table:table-cell table:style-name="ce255" table:formula="of:=[.C172]" office:value-type="currency" office:currency="ARS" office:value="3835" calcext:value-type="currency">
            <text:p>$3.83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60" table:formula="of:=[.C173]" office:value-type="currency" office:currency="ARS" office:value="2000" calcext:value-type="currency">
            <text:p>$2.000,00</text:p>
          </table:table-cell>
          <table:table-cell table:style-name="ce255" table:formula="of:=[.C177]" office:value-type="currency" office:currency="ARS" office:value="862" calcext:value-type="currency">
            <text:p>$862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80]" office:value-type="currency" office:currency="ARS" office:value="5331.39" calcext:value-type="currency">
            <text:p>$5.331,39</text:p>
          </table:table-cell>
          <table:table-cell table:style-name="ce255" table:formula="of:=[.C181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/>
          <table:table-cell table:style-name="ce255" table:formula="of:=SUM([.G6:.G42])" office:value-type="currency" office:currency="ARS" office:value="38369.1" calcext:value-type="currency">
            <text:p>$38.369,10</text:p>
          </table:table-cell>
          <table:table-cell table:style-name="ce255" table:formula="of:=SUM([.H6:.H42])" office:value-type="currency" office:currency="ARS" office:value="65994.07" calcext:value-type="currency">
            <text:p>$65.994,07</text:p>
          </table:table-cell>
          <table:table-cell table:style-name="ce255" table:formula="of:=SUM([.I6:.I42])" office:value-type="currency" office:currency="ARS" office:value="58858.64" calcext:value-type="currency">
            <text:p>$58.858,64</text:p>
          </table:table-cell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2"/>
          <table:table-cell table:style-name="ce26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60"/>
          <table:table-cell table:number-columns-repeated="4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/>
          <table:table-cell office:value-type="string" calcext:value-type="string">
            <text:p>Benjis</text:p>
          </table:table-cell>
          <table:table-cell table:style-name="ce260" table:formula="of:=[.C5]+[.C41]+[.C49]+[.C64]+[.C69]+[.C56]+[.C80]+[.C82]+[.C87]+[.C90]+[.C95]+[.C101]+[.C110]+[.C113]+[.C152]+[.C159]+[.C169]" office:value-type="currency" office:currency="ARS" office:value="38369.1" calcext:value-type="currency">
            <text:p>$38.369,10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/>
          <table:table-cell office:value-type="string" calcext:value-type="string">
            <text:p>Charles</text:p>
          </table:table-cell>
          <table:table-cell table:style-name="ce260" table:formula="of:=+[.C3]+[.C6]+[.C19]+[.C21]+[.C25]+[.C29]+[.C34]+[.C42]+[.C46]+[.C50]+[.C47]+[.C55]+[.C63]+[.C73]+[.C121]+[.C128]+[.C132]+[.C136]+[.C138]+[.C140]+[.C143]+[.C146]+[.C150]+[.C158]+[.C162]+[.C165]+[.C173]+[.C180]" office:value-type="currency" office:currency="ARS" office:value="65994.07" calcext:value-type="currency">
            <text:p>$65.994,07</text:p>
          </table:table-cell>
          <table:table-cell table:style-name="ce261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/>
          <table:table-cell office:value-type="string" calcext:value-type="string">
            <text:p>Erwin</text:p>
          </table:table-cell>
          <table:table-cell table:style-name="ce260" table:formula="of:=+[.C4]+[.C7]+[.C22]+[.C26]+[.C30]+[.C35]+[.C38]+[.C51]+[.C59]+[.C65]+[.C70]+[.C75]+[.C91]+[.C78]+[.C96]+[.C102]+[.C108]+[.C114]+[.C122]+[.D149]+[.C151]+[.C156]+[.C166]+[.C172]+[.C177]+[.C181]" office:value-type="currency" office:currency="ARS" office:value="58858.64" calcext:value-type="currency">
            <text:p>$58.858,64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2"/>
          <table:table-cell table:style-name="ce257" table:formula="of:=SUM([.H50:.H52])" office:value-type="currency" office:currency="ARS" office:value="163221.81" calcext:value-type="currency">
            <text:p>$163.221,81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3"/>
          <table:table-cell table:style-name="ce260" table:formula="of:=+[.C206]-[.H53]" office:value-type="currency" office:currency="ARS" office:value="9673" calcext:value-type="currency">
            <text:p>$9.673,00</text:p>
          </table:table-cell>
          <table:table-cell table:number-columns-repeated="4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835" calcext:value-type="currency">
            <text:p>$3.835,00</text:p>
          </table:table-cell>
          <table:table-cell/>
          <table:table-cell table:formula="of:=+[.E171]+[.C172]-[.D172]" office:value-type="currency" office:currency="ARS" office:value="3835" calcext:value-type="currency">
            <text:p>$3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72]+[.C173]-[.D173]" office:value-type="currency" office:currency="ARS" office:value="5835" calcext:value-type="currency">
            <text:p>$5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stalación bajo barra + cable canal</text:p>
          </table:table-cell>
          <table:table-cell/>
          <table:table-cell office:value-type="currency" office:currency="ARS" office:value="335" calcext:value-type="currency">
            <text:p>$335,00</text:p>
          </table:table-cell>
          <table:table-cell table:formula="of:=+[.E173]+[.C174]-[.D174]" office:value-type="currency" office:currency="ARS" office:value="5500" calcext:value-type="currency">
            <text:p>$5.5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rreglo heladera ( Beto )</text:p>
          </table:table-cell>
          <table:table-cell/>
          <table:table-cell office:value-type="currency" office:currency="ARS" office:value="3500" calcext:value-type="currency">
            <text:p>$3.500,00</text:p>
          </table:table-cell>
          <table:table-cell table:formula="of:=+[.E174]+[.C175]-[.D175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Jueegos de tazas ( Susana Vajillas )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62" calcext:value-type="currency">
            <text:p>$862,00</text:p>
          </table:table-cell>
          <table:table-cell/>
          <table:table-cell table:formula="of:=+[.E176]+[.C177]-[.D177]" office:value-type="currency" office:currency="ARS" office:value="862" calcext:value-type="currency">
            <text:p>$862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Nachos + salsa de morrones agridulce</text:p>
          </table:table-cell>
          <table:table-cell/>
          <table:table-cell office:value-type="currency" office:currency="ARS" office:value="75" calcext:value-type="currency">
            <text:p>$75,00</text:p>
          </table:table-cell>
          <table:table-cell table:formula="of:=+[.E177]+[.C178]-[.D178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Monotributo Charles Febrer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178]+[.C179]-[.D1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331.39" calcext:value-type="currency">
            <text:p>$5.331,39</text:p>
          </table:table-cell>
          <table:table-cell/>
          <table:table-cell table:formula="of:=+[.E179]+[.C180]-[.D180]" office:value-type="currency" office:currency="ARS" office:value="5331.39" calcext:value-type="currency">
            <text:p>$5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80]+[.C181]-[.D181]" office:value-type="currency" office:currency="ARS" office:value="7331.39" calcext:value-type="currency">
            <text:p>$7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Compra vasos, basureros, tablas, cuchillos</text:p>
          </table:table-cell>
          <table:table-cell/>
          <table:table-cell office:value-type="currency" office:currency="ARS" office:value="5331.39" calcext:value-type="currency">
            <text:p>$5.331,39</text:p>
          </table:table-cell>
          <table:table-cell table:formula="of:=+[.E181]+[.C182]-[.D182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Entrega a Charles para comprar vasos, tablas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82]+[.C183]-[.D18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075" calcext:value-type="currency">
            <text:p>$9.075,00</text:p>
          </table:table-cell>
          <table:table-cell/>
          <table:table-cell table:formula="of:=+[.E183]+[.C184]-[.D184]" office:value-type="currency" office:currency="ARS" office:value="9075" calcext:value-type="currency">
            <text:p>$9.07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80" calcext:value-type="currency">
            <text:p>$380,00</text:p>
          </table:table-cell>
          <table:table-cell/>
          <table:table-cell table:formula="of:=+[.E184]+[.C185]-[.D185]" office:value-type="currency" office:currency="ARS" office:value="9455" calcext:value-type="currency">
            <text:p>$9.45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18" calcext:value-type="currency">
            <text:p>$218,00</text:p>
          </table:table-cell>
          <table:table-cell/>
          <table:table-cell table:formula="of:=+[.E185]+[.C186]-[.D186]" office:value-type="currency" office:currency="ARS" office:value="9673" calcext:value-type="currency">
            <text:p>$9.6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Erwin entregó $1300 a Benji para compras Mercado</text:p>
          </table:table-cell>
          <table:table-cell/>
          <table:table-cell office:value-type="currency" office:currency="ARS" office:value="1300" calcext:value-type="currency">
            <text:p>$1.300,00</text:p>
          </table:table-cell>
          <table:table-cell table:formula="of:=+[.E186]+[.C187]-[.D187]" office:value-type="currency" office:currency="ARS" office:value="8373" calcext:value-type="currency">
            <text:p>$8.3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Afajores ( 55 ) docena de mufins ( 105 )</text:p>
          </table:table-cell>
          <table:table-cell/>
          <table:table-cell office:value-type="currency" office:currency="ARS" office:value="160" calcext:value-type="currency">
            <text:p>$160,00</text:p>
          </table:table-cell>
          <table:table-cell table:formula="of:=+[.E187]+[.C188]-[.D188]" office:value-type="currency" office:currency="ARS" office:value="8213" calcext:value-type="currency">
            <text:p>$8.21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Repuesto baño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88]+[.C189]-[.D189]" office:value-type="currency" office:currency="ARS" office:value="8153" calcext:value-type="currency">
            <text:p>$8.15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dio kilo de chipá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89]+[.C190]-[.D190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Cervezas a Quilmes</text:p>
          </table:table-cell>
          <table:table-cell/>
          <table:table-cell office:value-type="currency" office:currency="ARS" office:value="5640" calcext:value-type="currency">
            <text:p>$5.640,00</text:p>
          </table:table-cell>
          <table:table-cell table:formula="of:=+[.E190]+[.C191]-[.D191]" office:value-type="currency" office:currency="ARS" office:value="2448" calcext:value-type="currency">
            <text:p>$2.44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Freezer + Flete</text:p>
          </table:table-cell>
          <table:table-cell/>
          <table:table-cell office:value-type="currency" office:currency="ARS" office:value="1850" calcext:value-type="currency">
            <text:p>$1.850,00</text:p>
          </table:table-cell>
          <table:table-cell table:formula="of:=+[.E191]+[.C192]-[.D192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Jam &amp; Chiss + medias lunas + criollo + leche</text:p>
          </table:table-cell>
          <table:table-cell/>
          <table:table-cell office:value-type="currency" office:currency="ARS" office:value="380" calcext:value-type="currency">
            <text:p>$380,00</text:p>
          </table:table-cell>
          <table:table-cell table:formula="of:=+[.E192]+[.C193]-[.D193]" office:value-type="currency" office:currency="ARS" office:value="218" calcext:value-type="currency">
            <text:p>$21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rcado abasto + impresion cartas + plastificado</text:p>
          </table:table-cell>
          <table:table-cell/>
          <table:table-cell office:value-type="currency" office:currency="ARS" office:value="218" calcext:value-type="currency">
            <text:p>$218,00</text:p>
          </table:table-cell>
          <table:table-cell table:formula="of:=+[.E193]+[.C194]-[.D1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currency" office:currency="ARS" office:value="0" calcext:value-type="currency">
            <text:p>$0,00</text:p>
          </table:table-cell>
          <table:table-cell table:formula="of:=+[.E194]+[.C195]-[.D19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currency" office:currency="ARS" office:value="0" calcext:value-type="currency">
            <text:p>$0,00</text:p>
          </table:table-cell>
          <table:table-cell table:formula="of:=+[.E195]+[.C196]-[.D19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6]+[.C197]-[.D19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7]+[.C198]-[.D19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8]+[.C199]-[.D19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9]+[.C200]-[.D2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0]+[.C201]-[.D20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1]+[.C202]-[.D20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2]+[.C203]-[.D20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3]+[.C204]-[.D20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4]+[.C205]-[.D20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205])" office:value-type="currency" office:currency="ARS" office:value="172894.81" calcext:value-type="currency">
            <text:p>$172.894,81</text:p>
          </table:table-cell>
          <table:table-cell table:style-name="ce257" table:formula="of:=SUM([.D3:.D205])" office:value-type="currency" office:currency="ARS" office:value="172894.81" calcext:value-type="currency">
            <text:p>$172.894,81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206]" office:value-type="float" office:value="-72894.81" calcext:value-type="float">
            <text:p><text:s/>$ -72.894,81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0:30:54.51406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3-05T20:45:57.898125727</dc:date>
    <meta:editing-duration>PT18H52M13S</meta:editing-duration>
    <meta:editing-cycles>395</meta:editing-cycles>
    <meta:generator>LibreOffice/5.1.6.2$Linux_X86_64 LibreOffice_project/10m0$Build-2</meta:generator>
    <meta:document-statistic meta:table-count="10" meta:cell-count="2108" meta:object-count="0"/>
  </office:meta>
</office:document-meta>
</file>